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2.925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1.5cm" svg:y="4.62cm" presentation:class="title" presentation:user-transformed="true">
          <draw:text-box>
            <text:p>By Grant Rynders<text:line-break/>IT2040C – Web Technologies Deep Dive</text:p>
          </draw:text-box>
        </draw:frame>
        <draw:frame draw:style-name="gr1" draw:text-style-name="P2" draw:layer="layout" svg:width="19.086cm" svg:height="3.175cm" svg:x="4.445cm" svg:y="3.81cm">
          <draw:text-box>
            <text:p text:style-name="P1">Introduction to JavaScript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What is JavaScript?</text:p>
          </draw:text-box>
        </draw:frame>
        <draw:frame presentation:style-name="pr4" draw:layer="layout" svg:width="26cm" svg:height="10cm" svg:x="0.67cm" svg:y="3cm" presentation:class="outline" presentation:user-transformed="true">
          <draw:text-box>
            <text:list text:style-name="L2">
              <text:list-item>
                <text:p>JavaScript (JS) is a programming language used to make web content interactive</text:p>
              </text:list-item>
              <text:list-item>
                <text:p>JS is an object oriented programming (OOP) language like C# or Java, but for web content.</text:p>
              </text:list-item>
              <text:list-item>
                <text:p>It allows for interactive components like buttons, pop-ups, etc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What does JavaScript look like?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Since it is a programming language not a markup language JS bears a lot of resemblance to other OOP languages.</text:p>
              </text:list-item>
            </text:list>
          </draw:text-box>
        </draw:frame>
        <draw:frame draw:style-name="gr3" draw:text-style-name="P4" draw:layer="layout" svg:width="14.023cm" svg:height="4.186cm" svg:x="0.635cm" svg:y="9.525cm">
          <draw:text-box>
            <text:p>//index.js</text:p>
            <text:p/>
            <text:p>function ExampleFuntion(ExampleParam) {</text:p>
            <text:p><text:s text:c="2"/>return ExampleParam;</text:p>
            <text:p>}</text:p>
          </draw:text-box>
        </draw:frame>
        <draw:frame draw:style-name="gr3" draw:text-style-name="P4" draw:layer="layout" svg:width="14.967cm" svg:height="4.186cm" svg:x="0.699cm" svg:y="5.228cm">
          <draw:text-box>
            <text:p>//example.cs</text:p>
            <text:p/>
            <text:p>Static void ExampleFunction(ExampleParam){</text:p>
            <text:p><text:tab/>return ExampleParam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JavaScript</text:p>
          </draw:text-box>
        </draw:frame>
        <draw:frame presentation:style-name="pr7" draw:layer="layout" svg:width="26cm" svg:height="10cm" svg:x="1cm" svg:y="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JavaScript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JavaScript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4T11:32:26.950000000</meta:creation-date>
    <meta:editing-duration>P5DT23H48M20S</meta:editing-duration>
    <meta:editing-cycles>6</meta:editing-cycles>
    <meta:generator>LibreOffice/7.6.2.1$Windows_X86_64 LibreOffice_project/56f7684011345957bbf33a7ee678afaf4d2ba333</meta:generator>
    <dc:title>Blue Curve</dc:title>
    <dc:date>2023-11-30T11:20:48.772000000</dc:date>
    <meta:document-statistic meta:object-count="61"/>
  </office:meta>
</office:document-meta>
</file>